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fp</text:p>
          </table:table-cell>
        </table:table-row>
        <table:table-row>
          <table:table-cell office:value-type="string">
            <text:p/>
          </table:table-cell>
          <table:table-cell office:value-type="string">
            <text:p>F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89</text:p>
          </table:table-cell>
          <table:table-cell office:value-type="string">
            <text:p/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8</text:p>
          </table:table-cell>
          <table:table-cell office:value-type="string">
            <text:p/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9</text:p>
          </table:table-cell>
          <table:table-cell office:value-type="string">
            <text:p/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0</text:p>
          </table:table-cell>
          <table:table-cell office:value-type="string">
            <text:p/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1</text:p>
          </table:table-cell>
          <table:table-cell office:value-type="string">
            <text:p/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2</text:p>
          </table:table-cell>
          <table:table-cell office:value-type="string">
            <text:p/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3</text:p>
          </table:table-cell>
          <table:table-cell office:value-type="string">
            <text:p/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4</text:p>
          </table:table-cell>
          <table:table-cell office:value-type="string">
            <text:p/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5</text:p>
          </table:table-cell>
          <table:table-cell office:value-type="string">
            <text:p/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6</text:p>
          </table:table-cell>
          <table:table-cell office:value-type="string">
            <text:p/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7</text:p>
          </table:table-cell>
          <table:table-cell office:value-type="string">
            <text:p/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8</text:p>
          </table:table-cell>
          <table:table-cell office:value-type="string">
            <text:p/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89</text:p>
          </table:table-cell>
          <table:table-cell office:value-type="string">
            <text:p/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0</text:p>
          </table:table-cell>
          <table:table-cell office:value-type="string">
            <text:p/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90</text:p>
          </table:table-cell>
          <table:table-cell office:value-type="string">
            <text:p/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91</text:p>
          </table:table-cell>
          <table:table-cell office:value-type="string">
            <text:p/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92</text:p>
          </table:table-cell>
          <table:table-cell office:value-type="string">
            <text:p/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93</text:p>
          </table:table-cell>
          <table:table-cell office:value-type="string">
            <text:p/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 OSI-0123, OSI-0120, OSI-0126, OSI-0129, OSI-0119, OSI-0121, OSI-0128, OSI-0117, OSI-0124, OSI-0125, OSI-0127, 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54</text:p>
          </table:table-cell>
          <table:table-cell office:value-type="string">
            <text:p/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53</text:p>
          </table:table-cell>
          <table:table-cell office:value-type="string">
            <text:p/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52</text:p>
          </table:table-cell>
          <table:table-cell office:value-type="string">
            <text:p/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51</text:p>
          </table:table-cell>
          <table:table-cell office:value-type="string">
            <text:p/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7</text:p>
          </table:table-cell>
          <table:table-cell office:value-type="string">
            <text:p/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1</text:p>
          </table:table-cell>
          <table:table-cell office:value-type="string">
            <text:p/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2</text:p>
          </table:table-cell>
          <table:table-cell office:value-type="string">
            <text:p/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3</text:p>
          </table:table-cell>
          <table:table-cell office:value-type="string">
            <text:p/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3</text:p>
          </table:table-cell>
          <table:table-cell office:value-type="string">
            <text:p/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94</text:p>
          </table:table-cell>
          <table:table-cell office:value-type="string">
            <text:p>http://csys.cosmobots.eu:3000/issues/5994</text:p>
          </table:table-cell>
          <table:table-cell office:value-type="string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9</text:p>
          </table:table-cell>
          <table:table-cell office:value-type="string">
            <text:p>http://csys.cosmobots.eu:3000/issues/3799</text:p>
          </table:table-cell>
          <table:table-cell office:value-type="string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